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Heading2"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Heading2"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Heading2"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Heading1" style:family="paragraph">
      <style:text-properties fo:language="en" fo:country="US"/>
    </style:style>
    <style:style style:name="P22" style:parent-style-name="Normal" style:family="paragraph">
      <style:text-properties fo:language="en" fo:country="US"/>
    </style:style>
    <style:style style:name="P23" style:parent-style-name="Heading2"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Heading1"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Heading1" style:family="paragraph">
      <style:text-properties fo:language="en" fo:country="US"/>
    </style:style>
    <style:style style:name="P34" style:parent-style-name="Normal" style:family="paragraph">
      <style:text-properties fo:language="en" fo:country="US"/>
    </style:style>
    <style:style style:name="P35" style:parent-style-name="ListParagraph" style:family="paragraph">
      <style:text-properties fo:language="en" fo:country="US"/>
    </style:style>
    <style:style style:name="P36" style:parent-style-name="ListParagraph" style:family="paragraph">
      <style:text-properties fo:language="en" fo:country="US"/>
    </style:style>
    <style:style style:name="P37" style:parent-style-name="ListParagraph"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Heading1"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Heading1"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ListParagraph" style:family="paragraph"/>
    <style:style style:name="T51" style:parent-style-name="DefaultParagraphFont" style:family="text">
      <style:text-properties fo:font-weight="bold" style:font-weight-asian="bold" style:font-weight-complex="bold"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P55" style:parent-style-name="ListParagraph" style:family="paragraph"/>
    <style:style style:name="T56" style:parent-style-name="DefaultParagraphFont" style:family="text">
      <style:text-properties fo:font-weight="bold" style:font-weight-asian="bold" style:font-weight-complex="bold"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font-weight="bold" style:font-weight-asian="bold" style:font-weight-complex="bold" fo:language="en" fo:country="US"/>
    </style:style>
    <style:style style:name="T60" style:parent-style-name="DefaultParagraphFont" style:family="text">
      <style:text-properties fo:font-weight="bold" style:font-weight-asian="bold" style:font-weight-complex="bold" fo:language="en" fo:country="US"/>
    </style:style>
    <style:style style:name="T61" style:parent-style-name="DefaultParagraphFont" style:family="text">
      <style:text-properties fo:language="en" fo:country="US"/>
    </style:style>
    <style:style style:name="P62" style:parent-style-name="ListParagraph" style:family="paragraph">
      <style:text-properties fo:language="en" fo:country="US"/>
    </style:style>
    <style:style style:name="P63" style:parent-style-name="ListParagraph" style:family="paragraph">
      <style:text-properties fo:language="en" fo:country="US"/>
    </style:style>
    <style:style style:name="P64" style:parent-style-name="ListParagraph" style:family="paragraph">
      <style:text-properties fo:language="en" fo:country="US"/>
    </style:style>
    <style:style style:name="P65" style:parent-style-name="ListParagraph" style:family="paragraph"/>
    <style:style style:name="T66" style:parent-style-name="DefaultParagraphFont" style:family="text">
      <style:text-properties fo:font-weight="bold" style:font-weight-asian="bold" style:font-weight-complex="bold" fo:language="en" fo:country="US"/>
    </style:style>
    <style:style style:name="T67" style:parent-style-name="DefaultParagraphFont" style:family="text">
      <style:text-properties fo:language="en" fo:country="US"/>
    </style:style>
    <style:style style:name="P68" style:parent-style-name="ListParagraph" style:family="paragraph">
      <style:text-properties fo:language="en" fo:country="US"/>
    </style:style>
    <style:style style:name="P69" style:parent-style-name="ListParagraph" style:family="paragraph"/>
    <style:style style:name="T70" style:parent-style-name="DefaultParagraphFont" style:family="text">
      <style:text-properties fo:font-weight="bold" style:font-weight-asian="bold" style:font-weight-complex="bold" fo:language="en" fo:country="US"/>
    </style:style>
    <style:style style:name="T71" style:parent-style-name="DefaultParagraphFont" style:family="text">
      <style:text-properties fo:language="en" fo:country="US"/>
    </style:style>
    <style:style style:name="T72" style:parent-style-name="DefaultParagraphFont" style:family="text">
      <style:text-properties fo:language="en" fo:country="US"/>
    </style:style>
    <style:style style:name="T73" style:parent-style-name="DefaultParagraphFont" style:family="text">
      <style:text-properties fo:font-weight="bold" style:font-weight-asian="bold" style:font-weight-complex="bold" fo:language="en" fo:country="US"/>
    </style:style>
    <style:style style:name="T74" style:parent-style-name="DefaultParagraphFont" style:family="text">
      <style:text-properties fo:language="en" fo:country="US"/>
    </style:style>
    <style:style style:name="P75" style:parent-style-name="ListParagraph" style:family="paragraph">
      <style:text-properties fo:language="en" fo:country="US"/>
    </style:style>
    <style:style style:name="P76" style:parent-style-name="ListParagraph" style:family="paragraph"/>
    <style:style style:name="T77" style:parent-style-name="DefaultParagraphFont" style:family="text">
      <style:text-properties fo:font-weight="bold" style:font-weight-asian="bold" style:font-weight-complex="bold"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fo:font-weight="bold" style:font-weight-asian="bold" style:font-weight-complex="bold"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T83" style:parent-style-name="DefaultParagraphFont" style:family="text">
      <style:text-properties fo:font-weight="bold" style:font-weight-asian="bold" style:font-weight-complex="bold" fo:language="en" fo:country="US"/>
    </style:style>
    <style:style style:name="T84" style:parent-style-name="DefaultParagraphFont" style:family="text">
      <style:text-properties fo:language="en" fo:country="US"/>
    </style:style>
    <style:style style:name="T85" style:parent-style-name="DefaultParagraphFont" style:family="text">
      <style:text-properties fo:language="en" fo:country="US"/>
    </style:style>
    <style:style style:name="P86" style:parent-style-name="ListParagraph" style:family="paragraph"/>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font-weight="bold" style:font-weight-asian="bold" style:font-weight-complex="bold" fo:language="en" fo:country="US"/>
    </style:style>
    <style:style style:name="T90" style:parent-style-name="DefaultParagraphFont" style:family="text">
      <style:text-properties fo:language="en" fo:country="US"/>
    </style:style>
    <style:style style:name="T91" style:parent-style-name="DefaultParagraphFont" style:family="text">
      <style:text-properties fo:font-weight="bold" style:font-weight-asian="bold" style:font-weight-complex="bold" fo:language="en" fo:country="US"/>
    </style:style>
    <style:style style:name="T92" style:parent-style-name="DefaultParagraphFont" style:family="text">
      <style:text-properties fo:language="en" fo:country="US"/>
    </style:style>
    <style:style style:name="T93" style:parent-style-name="DefaultParagraphFont" style:family="text">
      <style:text-properties fo:language="en" fo:country="US"/>
    </style:style>
    <style:style style:name="P94" style:parent-style-name="ListParagraph" style:family="paragraph"/>
    <style:style style:name="T95" style:parent-style-name="DefaultParagraphFont" style:family="text">
      <style:text-properties fo:font-weight="bold" style:font-weight-asian="bold" style:font-weight-complex="bold" fo:language="en" fo:country="US"/>
    </style:style>
    <style:style style:name="T96" style:parent-style-name="DefaultParagraphFont" style:family="text">
      <style:text-properties fo:language="en" fo:country="US"/>
    </style:style>
    <style:style style:name="T97" style:parent-style-name="DefaultParagraphFont" style:family="text">
      <style:text-properties fo:language="en" fo:country="US"/>
    </style:style>
    <style:style style:name="T98" style:parent-style-name="DefaultParagraphFont" style:family="text">
      <style:text-properties fo:language="en" fo:country="U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T101" style:parent-style-name="DefaultParagraphFont" style:family="text">
      <style:text-properties fo:language="en" fo:country="US"/>
    </style:style>
    <style:style style:name="P102" style:parent-style-name="ListParagraph" style:family="paragraph"/>
    <style:style style:name="T103" style:parent-style-name="DefaultParagraphFont" style:family="text">
      <style:text-properties fo:font-weight="bold" style:font-weight-asian="bold" style:font-weight-complex="bold" fo:language="en" fo:country="US"/>
    </style:style>
    <style:style style:name="T104" style:parent-style-name="DefaultParagraphFont" style:family="text">
      <style:text-properties fo:language="en" fo:country="US"/>
    </style:style>
    <style:style style:name="P105" style:parent-style-name="ListParagraph" style:family="paragraph"/>
    <style:style style:name="T106" style:parent-style-name="DefaultParagraphFont" style:family="text">
      <style:text-properties fo:font-weight="bold" style:font-weight-asian="bold" style:font-weight-complex="bold" fo:language="en" fo:country="US"/>
    </style:style>
    <style:style style:name="T107" style:parent-style-name="DefaultParagraphFont" style:family="text">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P110" style:parent-style-name="Normal" style:family="paragraph">
      <style:text-properties fo:language="en" fo:country="US"/>
    </style:style>
    <style:style style:name="P111" style:parent-style-name="Heading1"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Heading1"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T118" style:parent-style-name="DefaultParagraphFont" style:family="text">
      <style:text-properties fo:language="en" fo:country="US"/>
    </style:style>
  </office:automatic-styles>
  <office:body>
    <office:text text:use-soft-page-breaks="true">
      <text:h text:style-name="P1" text:outline-level="1">Intro</text:h>
      <text:p text:style-name="P2"/>
      <text:p text:style-name="P3">Good morning, today we present Reviewernet, a visualization tool aimed to improve the reviewer selection process in the academic domain.</text:p>
      <text:p text:style-name="P4">After a brief introduction with an overview on the state of the art in recomandation<text:s/>services offered by scholarly data platforms, we will see some details about the motivation and implementation of our system, followed by a live demonstration</text:p>
      <text:p text:style-name="P5"/>
      <text:h text:style-name="P6" text:outline-level="2">Intro page 4</text:h>
      <text:p text:style-name="P7">The number of digital academic documents, either newly published papers or documents resulting from digitization efforts, grows at a very fast rate; for example, in 2018, over four thousand new records were added to DBLP, , and bibliometric analysts estimated a doubling of global scientific output roughly every nine years ;<text:s/></text:p>
      <text:p text:style-name="P8">Therefore e<text:s/>volume, variety and velocity of scholarly documents generated satisfies the big data definition, so that we can now talk of big scholarly data.</text:p>
      <text:p text:style-name="P9">This calls for platforms adding an element of automation to standard procedures – such as literature search, expert finding, or collaborators discovery – to reduce the time and effort spent by scholars and researchers.</text:p>
      <text:h text:style-name="P10" text:outline-level="2">Intro page 5</text:h>
      <text:p text:style-name="P11"/>
      <text:p text:style-name="P12"><text:s text:c="2"/>there has been reported an increase in the number of visual approaches supporting the analysis of scholarly data; from a survery in 2017 we know that about 109 visual approaches for analysing scientific literature and patents published in-between 1991 and 2016. With a focus on the visualizazion of document collections.</text:p>
      <text:p text:style-name="P13">These tools were proposed with the goal of helping the user to get a<text:s/>general understanding of sets of documents, to navigate them, and to find patterns in publications and citations, however a more ambitious goal for visualization platforms would be to enable users get enough understanding to make decisions.</text:p>
      <text:h text:style-name="P14" text:outline-level="2">Intro page 6<text:s/></text:h>
      <text:p text:style-name="P15"/>
      <text:p text:style-name="P16">Many applications have been developed on top of the big scholarly data and the visualization of bibliometric networks is an active area of research involving the visualization of for ,example, citation, co-citation, and co-authorship.</text:p>
      <text:p text:style-name="P17">There are some examples in literature of how this relations can be exploited to give the final user higher level information to support its decisions or investigations : in garield shisoriography for example there are citations connected ina node-link diagram, with links directed back on time, Garfield and colleagues underline how the citation networks enable one to analyse the history and development of research fields.</text:p>
      <text:p text:style-name="P18">Other platforms like PaperViz use advanced vizaulization tecqhinque to be more screen-space-efficient and provide the user with a semantically meaningful paper visualization, while Rexplore builds a graph of authors using a notion of author similarity that depends on research topics as extracted from document text.</text:p>
      <text:p text:style-name="P19">These and similar applications offer basic functionalities and static visualizations which researchers do use while looking for reviewers. Though, none of them offers an integrated service to support the higher level tasks of fine-tuned reviewer selection, where both expertise and conflicts of interest have to be taken into account.</text:p>
      <text:p text:style-name="P20">with ReviewerNet, we propose an integrated environment which facilitates this task by means of coordinated, interactive views</text:p>
      <text:h text:style-name="P21" text:outline-level="1">Problem description<text:s/></text:h>
      <text:p text:style-name="P22">We focused on the problem of finding one and possibly mode than one good<text:s/>reviewer for a given paper. This is a common routine for journal editors or IPC members, who are required to search for reviewers who know well a subject, yet are not conflicted with the authors of the paper under scrutiny. This means that finding good candidate reviewers usually requires to analyse topic coverage (possibly over time), stage of career, and past and ongoing collaborations.</text:p>
      <text:h text:style-name="P23" text:outline-level="2">Prob descr - Motivation pag 9</text:h>
      <text:p text:style-name="P24">Every member of the community has its own approach to reviewer finding, which usually involves bibliographic research, and frequent visits to public repositories like DBLP; in any case one has to confront possibly large collections of data to make decision and nay easily get lost after few links.</text:p>
      <text:p text:style-name="P25">ReviewerNet offers functionalities that facilitate the selection of reviewers namely,searching the literature about the submission topic, looking for active experts in the field, and checking their conflicts of interest by integrating multiple and coordinated visualizations<text:s/></text:p>
      <text:p text:style-name="P26">This combined visualization<text:s/>helps to make sense of scholarly data, and rapidly get enough understanding to make a sensible decision.</text:p>
      <text:h text:style-name="P27" text:outline-level="1">RevNet Descr</text:h>
      <text:p text:style-name="P28"/>
      <text:p text:style-name="P29">The system buils on a reference database taken from the semantic scholar research <text:s/>corpus and employs different views about papers and researchers that help assessing the espertise and conflict of interest of candidatae reviewers.<text:s/></text:p>
      <text:p text:style-name="P30"/>
      <text:p text:style-name="P31">One of the main advantages of ReviewerNet is that it only relies on citations, to analyse the literature, and on co-authorship relations, to analyse conflicts.<text:s/>Citations are an essential part of research and represent a credible source of information about topic similarity. Moreover, since citations have author-chosen reliability, they are a very robust due to relatedness. Similar reasonings hold for co-authorship relations.</text:p>
      <text:p text:style-name="P32"/>
      <text:h text:style-name="P33" text:outline-level="1">UI</text:h>
      <text:p text:style-name="P34">ReviewerNet interface integrates the visualization of three main classes of data in a single window and a control panel to search for papers and researchers and tune some search parameters. The tree main component of the user interface are<text:s/>the papers and researcher network and the researcher timeline.</text:p>
      <text:list text:style-name="LFO1" text:continue-numbering="true">
        <text:list-item>
          <text:p text:style-name="P35">Paper Network (PN): a chronologically ordered graph visualization of the literature related with the submission topic. The nodes represent papers, while arcs represent in- and out-citation relations between papers. The horizontal dimension represents time. The PN supports the rapid exploration of key papers in the literature with respect to the topic of the submitted paper. The authors of the key papers identified will define the set of the candidate reviewers. The PN is built by the users, starting froma small number of seed papers of their choice;</text:p>
        </text:list-item>
        <text:list-item>
          <text:p text:style-name="P36">Researcher Timeline (RT): a time-based visualization of the academic career of researchers, through horizontal lines (spanning their overall career)<text:s/>and bars (highlighting the years in which they focused on the submission topic) the RT helps assessing the suitability of potential reviewers, showing their topic coverage, productivity over years, and stage of career. RT is built by Reviewernet while the<text:s/>user builds the pn</text:p>
        </text:list-item>
        <text:list-item>
          <text:p text:style-name="P37">Researcher Network is a graph visualization of co authorship relations: the nodes represent the authors in the PN and their collaborators in the dataset; the arcs connect authors who have publications in common. The aim of the RN is to<text:s/>visualize the research communities: indeed, the identification of network of collaborators helps looking for sets of independent,non-conflicting reviewers</text:p>
        </text:list-item>
      </text:list>
      <text:p text:style-name="P38"/>
      <text:p text:style-name="P39">Each view in ReviewerNet is linked to the other views, so that so that any action in a view is reflected in the others and Visual cues are used to improve the comprehension during interactive session</text:p>
      <text:p text:style-name="P40"/>
      <text:h text:style-name="P41" text:outline-level="1">Usage scenario</text:h>
      <text:p text:style-name="P42"/>
      <text:p text:style-name="P43">We introduce Robert, a fictitious academic researcher. Robert is in the IPC of a conference in the field of Computer Graphics; he is the primary reviewer for a paper, and he is in charge of finding three additional reviewers, plus alternative reviewers in case of decline. Robert decidesto use reviewernet to find good reviewers for its paper.<text:s/></text:p>
      <text:p text:style-name="P44">The basic pipeline for finding reviewers with ReviewerNet involves building the Paper Network starting from a small set of seed documents; evaluating possible choices of reviewers, by navigating the Reviewer Timeline and the Reviewer Network; and finally obtaining a justified list of chosen reviewers, along with possible substitutes suggested by ReviewerNet in case of decline.</text:p>
      <text:p text:style-name="P45">The main intuition behind reviewerNet is that good candidate reviewers can be found among the authors of relevant papers, that are the papers included in the PN by the user</text:p>
      <text:p text:style-name="P46">Now let’s<text:s/>see a live demonstration of the system</text:p>
      <text:h text:style-name="P47" text:outline-level="1">Live Demo</text:h>
      <text:p text:style-name="P48"/>
      <text:p text:style-name="P49">To construct the reference dataset for this scenario, wecollected papers, authors and citations from eights selected sources in the field of Computer Graphics ;</text:p>
      <text:list text:style-name="LFO2" text:continue-numbering="true">
        <text:list-item>
          <text:p text:style-name="P50"><text:span text:style-name="T51">input submitting:</text:span><text:span text:style-name="T52"><text:s/>Coming back to our<text:s/></text:span><text:span text:style-name="T53">problem Robert is in charge of finding reviewers for a paper about polycube maps, authored by Marco Tarini and Daniele Panozzo. In the Control Panel area, he inputs their names int the Submitting Authors field, also with the help of a drop-down menu. The a</text:span><text:span text:style-name="T54">uthors are now shown in the Researcher Timeline and the Reviewer Network, marked as purple</text:span></text:p>
        </text:list-item>
        <text:list-item>
          <text:p text:style-name="P55"><text:span text:style-name="T56">Building the Paper Network</text:span><text:span text:style-name="T57">: The first step is to build the Paper Network, that is, a set of key papers which are relevant to the submission topic. Robert<text:s/></text:span><text:span text:style-name="T58">thinks <text:s/>of a first set of three documents about polycube maps, which serve as seeds for building the network (</text:span><text:span text:style-name="T59">PolyCube-Maps, 2004; A divide-and-conquer approach for automatic polycube maps construction, 2009, L 1 – based construction of polycubemaps from c</text:span><text:span text:style-name="T60">omplex shapes, 2014;<text:s/></text:span><text:span text:style-name="T61">He inputs their titles in the Key papers field, His knowledge of the domain helps him in this initial step, though he can also take advantage of title-based suggestions which are shown in a drop-down menu</text:span></text:p>
        </text:list-item>
      </text:list>
      <text:p text:style-name="P62">Robert can now expand the Paper Network, to discover additional documents and therefore additional candidate reviewers. With a double click, he selects interesting nodes,<text:s/></text:p>
      <text:p text:style-name="P63">The Paper Network then updates with the in- and out-citations of the selected papers, so that Robert can further explore the literature.</text:p>
      <text:p text:style-name="P64"><text:s/></text:p>
      <text:list text:style-name="LFO2" text:continue-numbering="true">
        <text:list-item>
          <text:p text:style-name="P65"><text:span text:style-name="T66">Deletion:</text:span><text:span text:style-name="T67"><text:s/>Robert navigates the network, and decides to reduce its size by deselecting a paper he realizes he is no longer interested in, because its citations suggest it addresses a different topic than the submissiom.</text:span></text:p>
        </text:list-item>
        <text:list-item>
          <text:p text:style-name="P68">Robert continues until he feels the selected papers and their citations offer a good coverage of the literature about the topic at hand. Robert checks the paper details, including the link to the respective DBLP page</text:p>
        </text:list-item>
        <text:list-item>
          <text:p text:style-name="P69"><text:span text:style-name="T70">A quick keyword search with polycube maps</text:span><text:span text:style-name="T71"><text:s/>in the Ke</text:span><text:span text:style-name="T72">y papers field let him notice that there is an important paper he was missing (</text:span><text:span text:style-name="T73">Efficient volumetric poly-cube)<text:s/></text:span><text:span text:style-name="T74">the paper can be easily told apart from papers already in the network, thanks to visual cues in the drop-down menu</text:span></text:p>
        </text:list-item>
        <text:list-item>
          <text:p text:style-name="P75">Finally, the selection of 6 papers produces a list of 22 candidate reviewers.</text:p>
        </text:list-item>
        <text:list-item>
          <text:p text:style-name="P76"><text:span text:style-name="T77">Exploring R</text:span><text:span text:style-name="T78">T Robert now explores the Researcher Timeline to assess the suitability of candidate reviewers. In the Researcher Timeline, researchers are represented as horizontal lines, spanning their academic<text:s/></text:span><text:span text:style-name="T79">career. Robert checks the expertise of candidate reviewers by looking at their stage of career, and production over years,<text:s/></text:span><text:span text:style-name="T80">mouse over pap<text:s/></text:span><text:span text:style-name="T81">Since each view is linked to the other views, Robert checks topic coverage by looking at who published what, by hoveri</text:span><text:span text:style-name="T82">ng the mouse over papers to highlight their authors in all the views.<text:s/></text:span><text:span text:style-name="T83">Click auth</text:span><text:span text:style-name="T84"><text:s/>With a mouse click on a researcher, ReviewerNet highlights both his/her co-authors and papers and Robert can check for conflicts tanks to colour and font style.</text:span><text:span text:style-name="T85"><text:line-break/></text:span></text:p>
        </text:list-item>
        <text:list-item>
          <text:p text:style-name="P86"><text:span text:style-name="T87">The visualiza</text:span><text:span text:style-name="T88">tion also helps Robert analysing<text:s/></text:span><text:span text:style-name="T89">the network of collaborators</text:span><text:span text:style-name="T90"><text:s/>of candidate reviewers. This is fundamental to find sets of independent, well distributed reviewers</text:span><text:span text:style-name="T91">. Robert can navigate the Researcher Network:</text:span><text:span text:style-name="T92"><text:s/>pans and zooms and uses the different handlers av</text:span><text:span text:style-name="T93">ailable to discover the communities of collaborators. He founds that there are three distinct groups of collaborators dealing with the topic at hand</text:span></text:p>
        </text:list-item>
        <text:list-item>
          <text:p text:style-name="P94"><text:span text:style-name="T95">Rev selection</text:span><text:span text:style-name="T96"><text:s/>Once Robert identifies one or more candidate reviewers, he inputs their names in the Selected</text:span><text:span text:style-name="T97"><text:s/>Reviewers field. He decides to chose Gustavo Patrow, whose expertise fits with his requirements. The colouring of the selected reviewer switches to blue both in the Researcher Timeline and the Researcher Network, and the colouring of his co-authors switch</text:span><text:span text:style-name="T98">es to grey, to identify them as conflicting potential reviewers; Robert selects Hujun Bao, a senior researcher, and<text:s/></text:span><text:span text:style-name="T99">patow</text:span><text:span text:style-name="T100">, a younger researcher who belongs to a different community than the previous two, and has been working very recently on th</text:span><text:span text:style-name="T101">e subject at hand.</text:span></text:p>
        </text:list-item>
        <text:list-item>
          <text:p text:style-name="P102"><text:span text:style-name="T103">Download list</text:span><text:span text:style-name="T104">: at this point Robert can download his list of three reviewers with a click on the download button. The list reports reviewers’ names and bibliographic references to their papers</text:span></text:p>
        </text:list-item>
        <text:list-item>
          <text:p text:style-name="P105"><text:span text:style-name="T106">Alternative rev:</text:span><text:span text:style-name="T107"><text:s/>Suppose now that after cont</text:span><text:span text:style-name="T108">acting the reviewers, Robert finds that one of them declines his invitation. Fortunately, for each reviewer selected by Robert, ReviewerNet has automatically added a list of potential alternative reviewers, in case of a negative answer by the original revi</text:span><text:span text:style-name="T109">ewer. An alternative reviewer is chosen so that he/she conflicts only with the declining reviewer.</text:span></text:p>
        </text:list-item>
      </text:list>
      <text:p text:style-name="P110">The description above necessarily simplified a typical interaction process: Robert could of course switch back and forth between different task, He could have adjusted the size of the list by fine tuning the optional parameters and so on; The process is iterative in nature and the coherence of visual cues across different view leaves the user control over the entire process, without losing focus.</text:p>
      <text:h text:style-name="P111" text:outline-level="1">Conclusions</text:h>
      <text:p text:style-name="P112">Today we presented revnet, a systems that aims to ease the reviewer selection process, by means of coordinated visualizations built over scholarly data. We saw how the platform is able to support the user with all the funcionaluties thatcan need while assessing the goodness of a candidate reviewer or just exploring the literature about a specific topic.</text:p>
      <text:p text:style-name="P113">The combined visualization helps the user to gain different perspectives on the problem at hand, and rapidly get enough understanding to make a sensible decision.</text:p>
      <text:p text:style-name="P114">An interesting fact is also that our system does not exploit any content-based analysis of the papers, but just relies on papers, authors, citations and co-autoring links.</text:p>
      <text:h text:style-name="P115" text:outline-level="1">Further Works</text:h>
      <text:p text:style-name="P116">A fisrt evaluation of the demonstration platform with both in-house testers and members from the Computer Graphics community confirmed that the users were able to get acquainted with the system even with a very limited training, and appreciated the different functionalities of ReviewerNet and its capability of improving the reviewer search process, but there’s also room for improvements:</text:p>
      <text:p text:style-name="P117">In particular we’re working at the automation of the choice of the key paper, that consists in building the paper network directly from the bibliography of a pdf file; and we will extend the system with a user-friendly procedure to generate instances of the platform with customizable data coverage, Therefore, in the future ReviewerNet will include a functionality to automatically build the dataset, by selecting a list of venues of interest.</text:p>
      <text:p text:style-name="Normal"><text:span text:style-name="T118">Once the platform development will be complete, we will carry out a formal user study with end use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O LEONARDO SALINAS</meta:initial-creator>
    <dc:creator>MARIO LEONARDO SALINAS</dc:creator>
    <meta:creation-date>2019-10-30T19:08:00Z</meta:creation-date>
    <dc:date>2019-11-11T12:34:00Z</dc:date>
    <meta:print-date>2019-10-31T07:40:00Z</meta:print-date>
    <meta:template xlink:href="Normal" xlink:type="simple"/>
    <meta:editing-cycles>17</meta:editing-cycles>
    <meta:editing-duration>PT63960S</meta:editing-duration>
    <meta:document-statistic meta:page-count="1" meta:paragraph-count="29" meta:word-count="2184" meta:character-count="14608" meta:row-count="103" meta:non-whitespace-character-count="12453"/>
  </office:meta>
</office:document-meta>
</file>